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s" fo:country="ES" style:text-underline-style="solid" style:text-underline-width="auto" style:text-underline-color="font-color" fo:font-weight="bold" officeooo:rsid="000717d2" officeooo:paragraph-rsid="000717d2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nux Biolinum G" fo:font-size="18pt" fo:language="es" fo:country="ES" style:text-underline-style="solid" style:text-underline-width="auto" style:text-underline-color="font-color" fo:font-weight="bold" officeooo:rsid="000717d2" officeooo:paragraph-rsid="000717d2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 Serif" fo:font-size="12pt" fo:language="es" fo:country="ES" style:text-underline-style="none" fo:font-weight="normal" officeooo:rsid="000717d2" officeooo:paragraph-rsid="00087a08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language="es" fo:country="ES" style:text-underline-style="none" fo:font-weight="normal" officeooo:rsid="00087a08" officeooo:paragraph-rsid="00087a08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language="es" fo:country="ES" style:text-underline-style="none" fo:font-weight="normal" officeooo:rsid="000d8863" officeooo:paragraph-rsid="000f39f6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language="es" fo:country="ES" style:text-underline-style="none" fo:font-weight="normal" officeooo:rsid="000f39f6" officeooo:paragraph-rsid="000f39f6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language="es" fo:country="ES" style:text-underline-style="none" fo:font-weight="normal" officeooo:rsid="0011194e" officeooo:paragraph-rsid="0011194e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language="es" fo:country="ES" style:text-underline-style="none" fo:font-weight="normal" officeooo:rsid="0011194e" officeooo:paragraph-rsid="00113a8e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language="es" fo:country="ES" style:text-underline-style="none" fo:font-weight="normal" officeooo:rsid="00113a8e" officeooo:paragraph-rsid="00113a8e" style:font-size-asian="10.5pt" style:font-weight-asian="normal" style:font-size-complex="12pt" style:font-weight-complex="normal"/>
    </style:style>
    <style:style style:name="T1" style:family="text">
      <style:text-properties style:font-name="Linux Biolinum G" fo:language="ca" fo:country="ES"/>
    </style:style>
    <style:style style:name="T2" style:family="text">
      <style:text-properties officeooo:rsid="00087a08"/>
    </style:style>
    <style:style style:name="T3" style:family="text">
      <style:text-properties officeooo:rsid="000a5277"/>
    </style:style>
    <style:style style:name="T4" style:family="text">
      <style:text-properties officeooo:rsid="000f39f6"/>
    </style:style>
    <style:style style:name="T5" style:family="text">
      <style:text-properties fo:font-style="italic" officeooo:rsid="000f39f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39f6" style:font-style-asian="normal" style:font-style-complex="normal"/>
    </style:style>
    <style:style style:name="T8" style:family="text">
      <style:text-properties fo:font-style="normal" officeooo:rsid="0011194e" style:font-style-asian="normal" style:font-style-complex="normal"/>
    </style:style>
    <style:style style:name="T9" style:family="text">
      <style:text-properties officeooo:rsid="00113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consum d'alcohol dels estudiants</text:p>
      <text:p text:style-name="P2"/>
      <text:p text:style-name="P3"><text:span text:style-name="T2">L'objectiu de la nostra pràctica és, a partir de certes dades de la vida diària i escolar d'un conjunt d'estudiants, intentar aconseguir preveure el consum d'alcohol en ells.</text:span></text:p>
      <text:p text:style-name="P3"/>
      <text:p text:style-name="P4">Per a fer-ho disposem d'un conjunt de dades d'estudiants que compr<text:span text:style-name="T3">è</text:span>n diferents aspectes de la seva vida. <text:span text:style-name="T3">Aquestes dades s'han obtingut d'estudiants de secundària portuguesos mitjançant informes escolars i qüestionaris resposos per els estudiants. Aquests qüestionaris contenien preguntes sobre l'entorn familiar, aspectes socials/emocionals i diferents variables relacionades amb els estudis que poden tenir a veure amb el rendiment escolar. <text:s/></text:span></text:p>
      <text:p text:style-name="P5">El <text:span text:style-name="T4">qüestionari</text:span> <text:span text:style-name="T4">primerament va ser revistat per el professorat i testejat en conjunts petits d'estudiants per obtenir un </text:span><text:span text:style-name="T5">feedback. </text:span><text:span text:style-name="T7">Finalment es va confeccionar una versió final amb 37 preguntes que els estudiants van respondre. </text:span></text:p>
      <text:p text:style-name="P5"><text:span text:style-name="T7">Aquesta informació obtinguda va ser contrastada i ampliada amb informes dels centres. Així doncs, es van eliminar dades errònies, desaparegudes o que no aportaven massa informació rellevant.</text:span></text:p>
      <text:p text:style-name="P5"><text:span text:style-name="T7"/></text:p>
      <text:p text:style-name="P6"><text:span text:style-name="T6">Així doncs, la informació amb la que treballarem prové de dos fonts principals: respostes anònimes d'estudiants i informació del centre escolar sobre els mateixos estudiants. Aquesta informació és el resultat del procès descrit anteriorment.</text:span><text:span text:style-name="T8"> </text:span></text:p>
      <text:p text:style-name="P6"><text:span text:style-name="T6"/></text:p>
      <text:p text:style-name="P7">Les variables obtenides de les que disponem són les següents:</text:p>
      <text:p text:style-name="P7"/>
      <text:p text:style-name="P7">·Sex: Gènere de l'estudiant (binari: <text:s/>“F” o “M”)</text:p>
      <text:p text:style-name="P7">·Age: Edat de l'estudiant (valor numèric: 15 a 22)</text:p>
      <text:p text:style-name="P7">·Address: Indica si l'estudiant viu en zona urbana o rural (binari: “U” o “R”)</text:p>
      <text:p text:style-name="P7">·Pstatus: Indica si els pares viuen junts o separats (binari: living together o apart)</text:p>
      <text:p text:style-name="P7">·Medu: <text:span text:style-name="T9">Nivell d'estudis de la mare (numèric: 0 a 4)</text:span></text:p>
      <text:p text:style-name="P8">·<text:span text:style-name="T9">F</text:span>edu: <text:span text:style-name="T9">Nivell d'estudis del pare (numèric: 0 a 4)</text:span></text:p>
      <text:p text:style-name="P9">·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nux Biolinum G" svg:font-family="'Linux Biolinum G'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03:27.551000000</meta:creation-date>
    <dc:date>2016-11-05T22:48:18.566000000</dc:date>
    <meta:editing-duration>PT41M39S</meta:editing-duration>
    <meta:editing-cycles>2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14" meta:word-count="262" meta:character-count="1735" meta:non-whitespace-character-count="1482"/>
  </office:meta>
</office:document-meta>
</file>